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1.9882in"/>
    </style:style>
    <style:style style:name="co8" style:family="table-column">
      <style:table-column-properties fo:break-before="auto" style:column-width="1.0283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99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6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  <table:table-cell table:style-name="ce12" office:value-type="string">
            <text:p>Male or Female? (M or F)</text:p>
          </table:table-cell>
          <table:table-cell table:number-columns-repeated="3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F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ecision vars</text:p>
          </table:table-cell>
          <table:table-cell table:number-columns-repeated="6"/>
        </table:table-row>
        <table:table-row table:style-name="ro4">
          <table:table-cell office:value-type="string">
            <text:p>Student Number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office:value-type="string">
            <text:p>Objective</text:p>
          </table:table-cell>
          <table:table-cell table:style-name="ce16" office:value-type="string">
            <text:p>First choice</text:p>
          </table:table-cell>
          <table:table-cell table:style-name="ce16" table:formula="of:=SUMPRODUCT([.B48:.C87];[.F5:.G44])" office:value-type="float" office:value="34">
            <text:p>34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5" table:formula="of:=SUMPRODUCT([.B48:.C87];[.B5:.C44])" office:value-type="float" office:value="46">
            <text:p>46</text:p>
          </table:table-cell>
          <table:table-cell table:style-name="ce16" table:number-columns-repeated="2"/>
          <table:table-cell/>
        </table:table-row>
        <table:table-row table:style-name="ro4"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4">
            <text:p>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5">
            <text:p>1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9">
            <text:p>1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1">
            <text:p>2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2">
            <text:p>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3">
            <text:p>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8">
            <text:p>2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9">
            <text:p>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1">
            <text:p>3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3">
            <text:p>3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4">
            <text:p>3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6">
            <text:p>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7">
            <text:p>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8">
            <text:p>3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9">
            <text:p>3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Constraint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48:.C4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49:.C4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0:.C5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1:.C5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2:.C5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3:.C5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4:.C5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5:.C5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6:.C5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7:.C5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8:.C5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9:.C5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0:.C6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1:.C6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2:.C6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3:.C6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4:.C6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5:.C6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6:.C6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7:.C6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8:.C6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9:.C6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0:.C7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1:.C7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2:.C7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3:.C7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4:.C7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5:.C7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6:.C7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7:.C7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8:.C7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9:.C7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0:.C8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1:.C8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2:.C8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3:.C8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4:.C8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5:.C8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6:.C8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7:.C8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20 in class 1</text:p>
          </table:table-cell>
          <table:table-cell table:style-name="ce11" table:formula="of:=SUM([.B48:.B87])" office:value-type="float" office:value="20">
            <text:p>20</text:p>
          </table:table-cell>
          <table:table-cell table:style-name="ce11" office:value-type="string">
            <text:p>=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4">
          <table:table-cell office:value-type="string">
            <text:p>20 in class 2</text:p>
          </table:table-cell>
          <table:table-cell table:style-name="ce11" table:formula="of:=SUM([.C48:.C87])" office:value-type="float" office:value="20">
            <text:p>20</text:p>
          </table:table-cell>
          <table:table-cell table:style-name="ce11" office:value-type="string">
            <text:p>=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4">
          <table:table-cell office:value-type="string">
            <text:p>Num of boys in cl</text:p>
          </table:table-cell>
          <table:table-cell table:formula="of:=SUM([.B48:.B70])" office:value-type="float" office:value="12">
            <text:p>12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Num of boys in cl</text:p>
          </table:table-cell>
          <table:table-cell table:formula="of:=SUM([.C48:.C70])" office:value-type="float" office:value="11">
            <text:p>11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Twins</text:p>
          </table:table-cell>
          <table:table-cell table:formula="of:=SUM([.B57:.B5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Neighborhood</text:p>
          </table:table-cell>
          <table:table-cell table:formula="of:=[.B51]+[.B56]+[.B62]+[.B72]+[.B77]+[.B83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Neighborhood</text:p>
          </table:table-cell>
          <table:table-cell table:formula="of:=[.C51]+[.C56]+[.C62]+[.C72]+[.C77]+[.C83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Thr: same</text:p>
          </table:table-cell>
          <table:table-cell table:formula="of:=[.B67]" office:value-type="float" office:value="0">
            <text:p>0</text:p>
          </table:table-cell>
          <table:table-cell office:value-type="string">
            <text:p>=</text:p>
          </table:table-cell>
          <table:table-cell table:formula="of:=[.B68]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r: st1 in 2</text:p>
          </table:table-cell>
          <table:table-cell table:formula="of:=[.C48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Thr: st40 in 2</text:p>
          </table:table-cell>
          <table:table-cell table:formula="of:=[.C8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 table:number-rows-repeated="1048436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23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4-05-19T23:13:31</dc:date>
    <dc:creator>Anton Le</dc:creator>
    <meta:editing-duration>P2DT9H48S</meta:editing-duration>
    <meta:editing-cycles>9</meta:editing-cycles>
    <meta:generator>OpenOffice/4.1.0$Unix OpenOffice.org_project/410m18$Build-9764</meta:generator>
    <meta:document-statistic meta:table-count="3" meta:cell-count="578" meta:object-count="0"/>
  </office:meta>
</office:document-meta>
</file>